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A00000060B445B000.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igBody">
      <style:paragraph-properties fo:text-align="center" style:justify-single-word="false" fo:break-before="page"/>
      <style:text-properties fo:font-weight="bold" style:font-weight-asian="bold" style:font-weight-complex="bold"/>
    </style:style>
    <style:style style:name="P2" style:family="paragraph" style:parent-style-name="Author">
      <style:paragraph-properties fo:text-align="justify" style:justify-single-word="false" fo:break-before="page"/>
      <style:text-properties fo:font-variant="normal" fo:text-transform="none" style:text-position="0% 100%" fo:font-size="12pt" style:font-size-asian="12pt" style:font-size-complex="12pt"/>
    </style:style>
    <style:style style:name="P3" style:family="paragraph" style:parent-style-name="Abstract">
      <style:paragraph-properties fo:break-before="page"/>
    </style:style>
    <style:style style:name="P4" style:family="paragraph" style:parent-style-name="BigBody">
      <style:paragraph-properties fo:text-align="justify" style:justify-single-word="false"/>
    </style:style>
    <style:style style:name="P5" style:family="paragraph" style:parent-style-name="Author">
      <style:paragraph-properties fo:text-align="justify" style:justify-single-word="false"/>
    </style:style>
    <style:style style:name="P6" style:family="paragraph" style:parent-style-name="Docnum" style:master-page-name="Standard">
      <style:paragraph-properties fo:text-align="end" style:justify-single-word="false" style:page-number="auto"/>
      <style:text-properties fo:font-variant="normal" fo:text-transform="none" style:text-position="0% 10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January 22, 2014</text:p>
      <text:p text:style-name="Date"/>
      <text:p text:style-name="Author"/>
      <text:p text:style-name="Author"/>
      <text:p text:style-name="Abstract">ABSTRACT</text:p>
      <text:p text:style-name="Standard"/>
      <text:p text:style-name="P4">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s collaborators needs, as well as easy administration and monitoring. It uses a client-server architecture which provides a generic interface for users and allows for hardware and software components that can be replaced and/or expanded. Enstore is currently integrated with dCache front end which makes up a Hierarchical Data Storage System.</text:p>
      <text:p text:style-name="P5"/>
      <text:p text:style-name="P4">This document describes these tools, how to use them to move data to and from storage media, and how to monitor the progress of jobs through the system.</text:p>
      <text:p text:style-name="P1">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text:p text:style-name="TabbedList">March 5, 2013<text:tab/>Rewrote the Metadata Scanning chapter.</text:p>
      <text:p text:style-name="TabbedList">January 22, 2014<text:tab/>Added installation chapter..</text:p>
      <text:p text:style-name="Body"/>
      <text:p text:style-name="P3">Disclaimer</text:p>
      <text:p text:style-name="Standard"/>
      <text:p text:style-name="P4">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Body"/>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date>2014-01-22T14:02:43</dc:date>
    <meta:editing-cycles>30</meta:editing-cycles>
    <meta:editing-duration>PT1H8M52S</meta:editing-duration>
    <dc:creator>Alexander Moibenko</dc:creator>
    <meta:document-statistic meta:table-count="0" meta:image-count="1" meta:object-count="0" meta:page-count="4" meta:paragraph-count="13" meta:word-count="396" meta:character-count="2659" meta:non-whitespace-character-count="2276"/>
    <meta:user-defined meta:name="Info 1"/>
    <meta:user-defined meta:name="Info 2"/>
    <meta:user-defined meta:name="Info 3"/>
    <meta:user-defined meta:name="Info 4"/>
  </office:meta>
</office:document-meta>
</file>